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vamailStoreMailRepository.getRando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avamailStoreMailRepository.lock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avamailStoreMailRepository.remove( final Collection mai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avamailStoreMailRepository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mailStoreMailRepository.getDirAsUrl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vamailStoreMailRepository.configure( Configuration conf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AbstractJavamailStoreMailRepository.service( ServiceManager service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avamailStoreMailRepository.setFolderGateKeeper( FolderGateKeeper g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mailStoreMailRepository.getFolderGateKeep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JavamailStoreMailRepository.setLock( LockInterface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mailStoreMailRepository.unlock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avamailStoreMailRepository.remove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vamailStoreMailRepository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mailStoreMailRepository.enableLogging(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vamailStoreMailRepository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mailStoreMailRepository.get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